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4.61cm" fo:margin-top="0cm" fo:margin-bottom="0cm" table:align="center" style:writing-mode="page"/>
    </style:style>
    <style:style style:name="Tabela1.A" style:family="table-column">
      <style:table-column-properties style:column-width="1.72cm"/>
    </style:style>
    <style:style style:name="Tabela1.B" style:family="table-column">
      <style:table-column-properties style:column-width="3.627cm"/>
    </style:style>
    <style:style style:name="Tabela1.C" style:family="table-column">
      <style:table-column-properties style:column-width="9.264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Open Sans" officeooo:rsid="000b6dfa" officeooo:paragraph-rsid="000b6dfa"/>
    </style:style>
    <style:style style:name="P4" style:family="paragraph" style:parent-style-name="Text_20_body">
      <style:paragraph-properties fo:text-align="justify" style:justify-single-word="false"/>
      <style:text-properties style:font-name="Open Sans" officeooo:rsid="000b6dfa" officeooo:paragraph-rsid="000b6dfa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0b6dfa" officeooo:paragraph-rsid="000b6dfa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Open Sans" officeooo:rsid="000b6dfa" officeooo:paragraph-rsid="000b6dfa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Open Sans" officeooo:rsid="000f067c" officeooo:paragraph-rsid="000f067c"/>
    </style:style>
    <style:style style:name="T1" style:family="text">
      <style:text-properties officeooo:rsid="000f067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ugestão de datas para reuniões pedagógicas com os professores do curso de MSI do DEaD.</text:h>
      <text:p text:style-name="P2"/>
      <text:p text:style-name="P4">Segue abaixo as sugestões feitas pela coordenação do curso do MSI de datas para as reuniões pedagógicas do curso do MSI com os seus professores.</text:p>
      <text:p text:style-name="P4">A pauta de cada reunião será fornecida antes para cada um dos professores e coordenação, os professores poderão, na reunião, sugerir temas e assuntos para a pauta da próxima reunião, o comparecimento é obrigatório.</text:p>
      <text:p text:style-name="P4">Cada reunião terá a duração de sessenta minutos (aproximadamente) e sempre abordaremos problemas do curso e boas práticas pedagógicas.</text:p>
      <text:p text:style-name="P4"><text:span text:style-name="T1">Pauta das reuniões</text:span> reunião:</text:p>
      <text:list text:style-name="L1">
        <text:list-item>
          <text:p text:style-name="P9">27/11/2023 o levantamento da professora Laura;</text:p>
        </text:list-item>
        <text:list-item>
          <text:p text:style-name="P9">11/12/2023 o levantamento do professor Fabrício.</text:p>
        </text:list-item>
      </text:list>
      <text:p text:style-name="P4"/>
      <text:p text:style-name="P4">Está aberta a pauta para outras sugestões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Dia da Semana</text:p>
          </table:table-cell>
          <table:table-cell table:style-name="Tabela1.A1" office:value-type="string">
            <text:p text:style-name="P6">Evento</text:p>
          </table:table-cell>
        </table:table-row>
        <table:table-row table:style-name="Tabela1.1">
          <table:table-cell table:style-name="Tabela1.A1" office:value-type="string">
            <text:p text:style-name="P1">27/11/23</text:p>
          </table:table-cell>
          <table:table-cell table:style-name="Tabela1.A1" office:value-type="string">
            <text:p text:style-name="P1">segunda-feira</text:p>
          </table:table-cell>
          <table:table-cell table:style-name="Tabela1.A1" office:value-type="string">
            <text:p text:style-name="P1">Reunião Pedagógica as 14:00 horas</text:p>
          </table:table-cell>
        </table:table-row>
        <table:table-row table:style-name="Tabela1.1">
          <table:table-cell table:style-name="Tabela1.A1" office:value-type="string">
            <text:p text:style-name="P1">11/12/23</text:p>
          </table:table-cell>
          <table:table-cell table:style-name="Tabela1.A1" office:value-type="string">
            <text:p text:style-name="P1">segunda-feira</text:p>
          </table:table-cell>
          <table:table-cell table:style-name="Tabela1.A1" office:value-type="string">
            <text:p text:style-name="P1">Reunião Pedagógica as 14:00 horas</text:p>
          </table:table-cell>
        </table:table-row>
      </table:table>
      <text:p text:style-name="Standard"/>
      <text:p text:style-name="P5">Caruaru, <text:span text:style-name="T1">31</text:span> de <text:span text:style-name="T1">outubro</text:span> de 2023</text:p>
      <text:p text:style-name="P5"/>
      <text:p text:style-name="P5">Carlos Fernandes</text:p>
      <text:p text:style-name="P5">Coordenador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7:24:37.579162300</meta:creation-date>
    <dc:date>2023-10-31T14:27:39.235822663</dc:date>
    <meta:editing-duration>PT31M22S</meta:editing-duration>
    <meta:editing-cycles>4</meta:editing-cycles>
    <meta:generator>LibreOffice/7.5.5.2$Linux_X86_64 LibreOffice_project/ca8fe7424262805f223b9a2334bc7181abbcbf5e</meta:generator>
    <meta:document-statistic meta:table-count="1" meta:image-count="0" meta:object-count="0" meta:page-count="1" meta:paragraph-count="20" meta:word-count="146" meta:character-count="932" meta:non-whitespace-character-count="808"/>
  </office:meta>
</office:document-meta>
</file>